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66mm"/>
    </style:style>
    <style:style style:name="co3" style:family="table-column">
      <style:table-column-properties fo:break-before="auto" style:column-width="86.59mm"/>
    </style:style>
    <style:style style:name="co4" style:family="table-column">
      <style:table-column-properties fo:break-before="auto" style:column-width="111.37mm"/>
    </style:style>
    <style:style style:name="co5" style:family="table-column">
      <style:table-column-properties fo:break-before="auto" style:column-width="42.47mm"/>
    </style:style>
    <style:style style:name="co6" style:family="table-column">
      <style:table-column-properties fo:break-before="auto" style:column-width="42.7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st_Pla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2" office:value-type="string" calcext:value-type="string">
            <text:p>S No</text:p>
          </table:table-cell>
          <table:table-cell table:style-name="ce2" office:value-type="string" calcext:value-type="string">
            <text:p>Test Name</text:p>
          </table:table-cell>
          <table:table-cell table:style-name="ce2" office:value-type="string" calcext:value-type="string">
            <text:p>Sequence Name</text:p>
          </table:table-cell>
          <table:table-cell table:style-name="ce2" office:value-type="string" calcext:value-type="string">
            <text:p>Test Description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UT_MASTER</text:p>
          </table:table-cell>
          <table:table-cell table:style-name="ce2" office:value-type="string" calcext:value-type="string">
            <text:p>DUT_SLAVE</text:p>
          </table:table-cell>
          <table:table-cell table:style-name="ce2" office:value-type="string" calcext:value-type="string">
            <text:p>STATUS</text:p>
          </table:table-cell>
          <table:table-cell table:style-name="ce2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ip_amba_apb_master_sanity_test</text:p>
          </table:table-cell>
          <table:table-cell office:value-type="string" calcext:value-type="string">
            <text:p>vip_amba_apb_sanity_sequence</text:p>
          </table:table-cell>
          <table:table-cell office:value-type="string" calcext:value-type="string">
            <text:p>A basic sanity test where, a RD/WR transaction is geerated randomly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ip_amba_apb_master_random_test</text:p>
          </table:table-cell>
          <table:table-cell office:value-type="string" calcext:value-type="string">
            <text:p>vip_amba_apb_sanity_sequenc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ip_amba_apb_master_read_test</text:p>
          </table:table-cell>
          <table:table-cell office:value-type="string" calcext:value-type="string">
            <text:p>vip_amba_apb_read_sequenc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vip_amba_apb_master_write_test</text:p>
          </table:table-cell>
          <table:table-cell office:value-type="string" calcext:value-type="string">
            <text:p>vip_amba_apb_write_sequenc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ip_amba_apb_master_write_read_test</text:p>
          </table:table-cell>
          <table:table-cell office:value-type="string" calcext:value-type="string">
            <text:p>vip_amba_apb_write_read_sequenc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ip_amba_apb_master_read_to_read_test</text:p>
          </table:table-cell>
          <table:table-cell office:value-type="string" calcext:value-type="string">
            <text:p>vip_amba_apb_read_to_read_sequenc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ip_amba_apb_master_write_to_write_test</text:p>
          </table:table-cell>
          <table:table-cell office:value-type="string" calcext:value-type="string">
            <text:p>vip_amba_apb_write_to_write_sequenc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ip_amba_apb_master_write_to_read_test</text:p>
          </table:table-cell>
          <table:table-cell office:value-type="string" calcext:value-type="string">
            <text:p>vip_amba_apb_write_to_read_sequenc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ip_amba_apb_master_write_with_wait_test</text:p>
          </table:table-cell>
          <table:table-cell office:value-type="string" calcext:value-type="string">
            <text:p>vip_amba_apb_write_with_wait_sequen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vip_amba_apb_master_read_with_wait_test</text:p>
          </table:table-cell>
          <table:table-cell office:value-type="string" calcext:value-type="string">
            <text:p>vip_amba_apb_read_with_wait_sequen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vip_amba_apb_master_write_read_with_wait_test</text:p>
          </table:table-cell>
          <table:table-cell office:value-type="string" calcext:value-type="string">
            <text:p>vip_amba_apb_write_read_with_wait_sequen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ip_amba_apb_master_read_err_inj_test</text:p>
          </table:table-cell>
          <table:table-cell office:value-type="string" calcext:value-type="string">
            <text:p>vip_amba_apb_read_err_inj_sequen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p_amba_apb_master_write_pselx_timeout_test</text:p>
          </table:table-cell>
          <table:table-cell office:value-type="string" calcext:value-type="string">
            <text:p>vip_amba_apb_write_pselx_timeout_sequen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p_amba_apb_master_read_pselx_timeout_test</text:p>
          </table:table-cell>
          <table:table-cell office:value-type="string" calcext:value-type="string">
            <text:p>vip_amba_apb_read_pselx_timeout_sequen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vip_amba_apb_presetn_in_read_test</text:p>
          </table:table-cell>
          <table:table-cell office:value-type="string" calcext:value-type="string">
            <text:p>vip_amba_apb_presetn_in_read_sequence</text:p>
          </table:table-cell>
          <table:table-cell office:value-type="string" calcext:value-type="string">
            <text:p>In this test, the PRESETn is asserted once during a read transaction.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vip_amba_apb_presetn_in_write_test</text:p>
          </table:table-cell>
          <table:table-cell office:value-type="string" calcext:value-type="string">
            <text:p>vip_amba_apb_presetn_in_write_sequence</text:p>
          </table:table-cell>
          <table:table-cell office:value-type="string" calcext:value-type="string">
            <text:p>In this test, the PRESETn is asserted once during a write transaction. According to the specification, the Slave should not neccessarily update it’s data in case of a Write. Added to this, the Slave will reset like any other logic device.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vip_amba_apb_presetn_in_read_wait_test</text:p>
          </table:table-cell>
          <table:table-cell office:value-type="string" calcext:value-type="string">
            <text:p>vip_amba_apb_presetn_in_read_with_wait_sequence</text:p>
          </table:table-cell>
          <table:table-cell office:value-type="string" calcext:value-type="string">
            <text:p>In this test, the PRESETn is asserted once during a read with waits states transaction.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vip_amba_apb_presetn_in_write_wait_test</text:p>
          </table:table-cell>
          <table:table-cell office:value-type="string" calcext:value-type="string">
            <text:p>vip_amba_apb_presetn_in_write_with_wait_sequence</text:p>
          </table:table-cell>
          <table:table-cell office:value-type="string" calcext:value-type="string">
            <text:p>In this test, the PRESETn is asserted once during a write with wait states transaction after which a simple read is prerfomed to cross check the data in the slave’s memory.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vip_amba_apb_master_pslverr_for_read_test</text:p>
          </table:table-cell>
          <table:table-cell office:value-type="string" calcext:value-type="string">
            <text:p>vip_amba_apb_pslverr_for_read_sequence</text:p>
          </table:table-cell>
          <table:table-cell office:value-type="string" calcext:value-type="string">
            <text:p>This test is used to check if the PRDATA bus has been driven with x’s or 0’s when an PSLVERR is asserted by the Slave. The X or 0 behaviour is specific to Slave and hence must use the provided configuration bit in the common parameters file.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/00/0000</text:date>, <text:time style:data-style-name="N2" text:time-value="18:08:19.7365377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5:01:56.977558144</meta:creation-date>
    <dc:date>2019-12-01T20:07:32.293852763</dc:date>
    <meta:editing-duration>PT1H39M9S</meta:editing-duration>
    <meta:editing-cycles>10</meta:editing-cycles>
    <meta:generator>LibreOffice/6.0.7.3$Linux_X86_64 LibreOffice_project/00m0$Build-3</meta:generator>
    <meta:document-statistic meta:table-count="1" meta:cell-count="128" meta:object-count="0"/>
  </office:meta>
</office:document-meta>
</file>